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ormální" style:family="paragraph">
      <style:text-properties fo:font-weight="bold" style:font-weight-asian="bold"/>
    </style:style>
    <style:style style:name="P20" style:parent-style-name="Normální" style:family="paragraph">
      <style:text-properties fo:font-weight="bold" style:font-weight-asian="bold"/>
    </style:style>
    <style:style style:name="T21" style:parent-style-name="Standardnípísmoodstavce" style:family="text">
      <style:text-properties fo:font-style="italic" style:font-style-asian="italic"/>
    </style:style>
    <style:style style:name="P22" style:parent-style-name="Textpozn.podčarou" style:family="paragraph">
      <style:paragraph-properties fo:text-align="start"/>
    </style:style>
    <style:style style:name="T23" style:parent-style-name="Hypertextovýodkaz" style:family="text">
      <style:text-properties fo:font-size="9pt" style:font-size-asian="9pt"/>
    </style:style>
    <style:style style:name="P24" style:parent-style-name="Textpozn.podčarou" style:family="paragraph">
      <style:paragraph-properties fo:text-align="start"/>
    </style:style>
    <style:style style:name="T25" style:parent-style-name="Standardnípísmoodstavce" style:family="text">
      <style:text-properties style:font-name-complex="Arial" style:font-size-complex="12pt"/>
    </style:style>
    <style:style style:name="T26" style:parent-style-name="Standardnípísmoodstavce" style:family="text">
      <style:text-properties style:font-name-complex="Arial" style:font-size-complex="12pt"/>
    </style:style>
    <style:style style:name="T27" style:parent-style-name="Standardnípísmoodstavce" style:family="text">
      <style:text-properties style:font-name-complex="Arial" style:font-size-complex="12pt"/>
    </style:style>
    <style:style style:name="T28" style:parent-style-name="Standardnípísmoodstavce" style:family="text">
      <style:text-properties style:font-name-complex="Arial" style:font-size-complex="12pt"/>
    </style:style>
    <style:style style:name="T29" style:parent-style-name="Standardnípísmoodstavce" style:family="text">
      <style:text-properties style:font-name-complex="Arial" style:font-size-complex="12pt"/>
    </style:style>
    <style:style style:name="T30" style:parent-style-name="Standardnípísmoodstavce" style:family="text">
      <style:text-properties style:font-name-complex="Arial" style:font-size-complex="12pt"/>
    </style:style>
    <style:style style:name="T31" style:parent-style-name="Standardnípísmoodstavce" style:family="text">
      <style:text-properties style:font-name-complex="Arial" style:font-size-complex="12pt"/>
    </style:style>
    <style:style style:name="T32" style:parent-style-name="Standardnípísmoodstavce" style:family="text">
      <style:text-properties style:font-name-complex="Arial" style:font-size-complex="12pt"/>
    </style:style>
    <style:style style:name="T33" style:parent-style-name="Standardnípísmoodstavce" style:family="text">
      <style:text-properties style:font-name-complex="Arial" style:font-size-complex="12pt"/>
    </style:style>
    <style:style style:name="T34" style:parent-style-name="Hypertextovýodkaz" style:family="text">
      <style:text-properties style:font-name-complex="Arial" fo:font-size="9pt" style:font-size-asian="9pt" style:font-size-complex="12pt"/>
    </style:style>
    <style:style style:name="T35" style:parent-style-name="Standardnípísmoodstavce" style:family="text">
      <style:text-properties style:font-name-complex="Arial" style:font-size-complex="12pt"/>
    </style:style>
    <style:style style:name="P36" style:parent-style-name="Základnítext" style:family="paragraph">
      <style:text-properties fo:background-color="#FFFF00"/>
    </style:style>
    <style:style style:name="P37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38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4"/><text:bookmark-start text:name="Text2"/>K106 48/2020<text:bookmark-end text:name="Text14"/></text:p>
            <text:p text:style-name="Normální">KVOP-35038/2020<text:bookmark-end text:name="Text2"/></text:p>
            <text:p text:style-name="Normální"><text:bookmark-start text:name="Text6"/>19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L. K.</text:p>
            <text:p text:style-name="Normální"/>
            <text:p text:style-name="Normální"/>
            <text:p text:style-name="Normální"/>
            <text:p text:style-name="P17">e-mail:<text:s/></text:p>
            <text:p text:style-name="P18"/>
            <text:p text:style-name="P19"/>
            <text:p text:style-name="P20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K.,</text:p>
      <text:p text:style-name="Základnítext">dne 7. 8. 2020 byla do Kanceláře veřejného ochránce práv doručena Vaše žádost podle zákona č. 106/1999 Sb., o svobodném přístupu k informacím, ve znění pozdějších předpisů, ve které jste požádal o informace<text:s/><text:span text:style-name="T21">„týkající se parametrů legislativního návrhu, který by zakotvil povinnost soudů zveřejňovat soudní rozhodnutí. V této souvislosti žádám o poskytnutí informace o parametrech takového legislativního návrhu ze spisu 32/2018/SZD.“</text:span></text:p>
      <text:p text:style-name="Základnítext">Vámi požadované informace Vám zasílám přílohou tohoto dopisu.<text:s/></text:p>
      <text:p text:style-name="Základnítext">Jako doprovodnou informaci k poskytovaným informacím si dovolím uvést následující. Požadavek na zákonné zakotvení povinnosti soudů zveřejňovat svá rozhodnutí (v anonymizované podobě) ve veřejně přístupné databázi vyplynul z šetření veřejné ochránkyně práv, Mgr. Anny Šabatové, Ph.D. vedeném pod sp. zn. 4292/2015/VOP/JHO.<text:span text:style-name="Značkapozn.podčarou"><text:note text:note-class="footnote" text:id="_ftn0"><text:note-citation>1</text:note-citation><text:note-body><text:p text:style-name="P22"><text:s/>Zpráva o šetření veřejného ochránce práv ze dne 7. 11. 2016, sp. zn. 4292/2015/VOP/JHO, dostupné z:<text:s/>https://eso.ochrance.cz/Nalezene/Edit/4496?order=1<text:s/>a závěrečné stanovisko ze dne 28. 11. 2018, sp. zn. 4292/2015/JHO, dostupné z:<text:s/><text:a xlink:href="https://eso.ochrance.cz/Nalezene/Edit/6682?order=1" office:target-frame-name="_top" xlink:show="replace"><text:span text:style-name="T23">https://eso.ochrance.cz/Nalezene/Edit/6682?order=1</text:span></text:a>.<text:s/></text:p></text:note-body></text:note></text:span><text:s text:c="2"/>V souvislosti s výsledky tohoto šetření se veřejná ochránkyně práv rozhodla věc dále sledovat pod sp. zn. 32/2018/SZD a případně předložit vládě požadavek na zakotvení této povinnosti do zákona za využití oprávnění podle § 22 zákona o veřejném ochránci práv. V této souvislosti byl také zpracován přiložený koncept legislativního materiálu. Pro úplnost dodávám, že veřejná ochránkyně práv se v minulosti pokusila prosadit požadavek mj. v meziresortním připomínkovém řízení k návrhu novely zákona o soudech a soudcích (č. j. předkladatele 28/2018-LO-SP) a rovněž jej uvedla jako jedno z legislativních doporučení ve Výroční zprávě o činnosti veřejné ochránkyně zpráv za rok 2018 předkládané Poslanecké sněmovně Parlamentu České republiky.<text:span text:style-name="Značkapozn.podčarou"><text:note text:note-class="footnote" text:id="_ftn1"><text:note-citation>2</text:note-citation><text:note-body><text:p text:style-name="P24"><text:s/>Výroční zpráva o činnosti veřejné ochránkyně zpráv za rok 2018<text:s/><text:span text:style-name="T25">[online]. Brno: Kancelář veřejného ochránce práv [cit.: 20</text:span><text:span text:style-name="T26">20</text:span><text:span text:style-name="T27">-</text:span><text:span text:style-name="T28">08</text:span><text:span text:style-name="T29">-</text:span><text:span text:style-name="T30">18</text:span><text:span text:style-name="T31">]. ISBN<text:s/></text:span>978-80-87949-93-1<text:span text:style-name="T32">. Dostupné z:</text:span><text:span text:style-name="T33"><text:s/></text:span><text:a xlink:href="https://www.ochrance.cz/fileadmin/user_upload/zpravy_pro_poslaneckou_snemovnu/Vyrocni_zprava_2018.pdf" office:target-frame-name="_top" xlink:show="replace"><text:span text:style-name="T34">https://www.ochrance.cz/fileadmin/user_upload/zpravy_pro_poslaneckou_snemovnu/Vyrocni_zprava_2018.pdf</text:span></text:a><text:span text:style-name="T35"><text:s/>(str. 10)</text:span></text:p></text:note-body></text:note></text:span><text:s/>Výše uvedené snahy podporuje i stávající veřejný ochránce práv, JUDr. Stanislav Křeček, který se pro zakotvení této povinnosti přímo do<text:s/><text:soft-page-break/>zákona vyslovil ve svých připomínkách k návrhu novely instrukce Ministerstva spravedlnosti č. j. 20/002-SM (dopis ze dne 3. 8. 2020, č.j. KVOP-32278/2020).<text:s/>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36"/>
      <text:p text:style-name="P37">Příloha</text:p>
      <text:p text:style-name="P38">Navrhované změny zákona o soudech a soudcích a důvodová zpráv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OD99*</text:span>*KVOPX00AOD99*</text:p>
        <text:p text:style-name="P12"><text:span text:style-name="T13">KVOPX00AOD99</text:span>KVOPX00AOD9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6T09:30:00Z</meta:creation-date>
    <dc:date>2020-08-26T09:31:00Z</dc:date>
    <meta:print-date>2020-08-19T07:52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30" meta:character-count="2274" meta:row-count="16" meta:non-whitespace-character-count="1948"/>
  </office:meta>
</office:document-meta>
</file>